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d7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Total Sum</text:p>
          </table:table-cell>
        </table:table-row>
        <table:table-row table:style-name="ro1">
          <table:table-cell table:formula="of:=SUM(GLOBAL1)" office:value-type="float" office:value="3" calcext:value-type="float">
            <text:p>3</text:p>
          </table:table-cell>
          <table:table-cell table:formula="of:=SUM(GLOBAL2)" office:value-type="float" office:value="60" calcext:value-type="float">
            <text:p>60</text:p>
          </table:table-cell>
          <table:table-cell table:formula="of:=SUM(LOCAL1)" office:value-type="float" office:value="6" calcext:value-type="float">
            <text:p>6</text:p>
          </table:table-cell>
          <table:table-cell/>
          <table:table-cell table:formula="of:=SUM(test_conflict)" office:value-type="float" office:value="9" calcext:value-type="float">
            <text:p>9</text:p>
          </table:table-cell>
          <table:table-cell/>
          <table:table-cell table:style-name="ce2" table:formula="of:=SUM([.A6:.E6])" office:value-type="float" office:value="78" calcext:value-type="float">
            <text:p>78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Sheet2 hidden</text:p>
          </table:table-cell>
          <table:table-cell table:number-columns-repeated="6"/>
        </table:table-row>
        <table:named-expressions>
          <table:named-range table:name="LOCAL1" table:base-cell-address="$Sheet1.$E$7" table:cell-range-address=".$C$1:.$C$3"/>
        </table:named-expressions>
      </table:table>
      <table:table table:name="Sheet2" table:style-name="ta2">
        <table:table-column table:style-name="co1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 table:style-name="ce2" office:value-type="string" calcext:value-type="string">
            <text:p>Total Sum</text:p>
          </table:table-cell>
        </table:table-row>
        <table:table-row table:style-name="ro1">
          <table:table-cell table:style-name="ce1" table:formula="of:=SUM(GLOBAL1)" office:value-type="float" office:value="30" calcext:value-type="float">
            <text:p>30</text:p>
          </table:table-cell>
          <table:table-cell table:style-name="ce1" table:formula="of:=SUM(GLOBAL2)" office:value-type="float" office:value="12" calcext:value-type="float">
            <text:p>12</text:p>
          </table:table-cell>
          <table:table-cell table:style-name="ce1"/>
          <table:table-cell table:style-name="ce1" table:formula="of:=SUM(LOCAL2)" office:value-type="float" office:value="15" calcext:value-type="float">
            <text:p>15</text:p>
          </table:table-cell>
          <table:table-cell table:style-name="ce1"/>
          <table:table-cell table:style-name="ce1" table:formula="of:=SUM(test_conflict)" office:value-type="float" office:value="18" calcext:value-type="float">
            <text:p>18</text:p>
          </table:table-cell>
          <table:table-cell table:style-name="ce3"/>
          <table:table-cell table:style-name="ce4" table:formula="of:=SUM([.A6:.F6])" office:value-type="float" office:value="75" calcext:value-type="float">
            <text:p>75</text:p>
          </table:table-cell>
        </table:table-row>
        <table:named-expressions>
          <table:named-range table:name="LOCAL2" table:base-cell-address="$Sheet2.$A$1" table:cell-range-address=".$D$1:.$D$3"/>
          <table:named-range table:name="test_conflict" table:base-cell-address="$Sheet2.$A$1" table:cell-range-address=".$F$1:.$F$3"/>
        </table:named-expressions>
      </table:table>
      <table:named-expressions>
        <table:named-range table:name="GLOBAL1" table:base-cell-address="$Sheet2.$E$6" table:cell-range-address=".$A$1:.$A$3"/>
        <table:named-range table:name="GLOBAL2" table:base-cell-address="$Sheet2.$A$1" table:cell-range-address=".$B$1:.$B$3"/>
        <table:named-range table:name="test_conflict" table:base-cell-address="$Sheet2.$E$6" table:cell-range-address=".$E$1: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08:24:39.955887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9:58:27.220447125</meta:creation-date>
    <dc:date>2018-05-09T08:27:25.080366445</dc:date>
    <meta:editing-duration>PT19M22S</meta:editing-duration>
    <meta:editing-cycles>9</meta:editing-cycles>
    <meta:generator>LibreOfficeDev/6.1.0.0.alpha0$Linux_X86_64 LibreOffice_project/c20b17d0eda2c0813891b0465c252bc44a45ebf2</meta:generator>
    <meta:document-statistic meta:table-count="2" meta:cell-count="37" meta:object-count="0"/>
  </office:meta>
</office:document-meta>
</file>